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display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5cm" svg:x="4.5cm" svg:y="4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5cm" svg:x="11cm" svg:y="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cm" svg:height="6cm" svg:x="17.5cm" svg:y="3cm">
          <text:p text:style-name="P2">Video:</text:p>
          <text:p text:style-name="P2">* codec: MPEG</text:p>
          <text:p text:style-name="P2">* recv: 12312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8cm" svg:y="11.1cm">
          <text:p text:style-name="P4">Vide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1.5cm" svg:y="11.1cm">
          <text:p text:style-name="P4">Audi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5cm" svg:y="11.1cm">
          <text:p text:style-name="P4">MID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1.5cm" svg:x="17.5cm" svg:y="9.5cm">
          <text:p text:style-name="P5"/>
          <draw:enhanced-geometry svg:viewBox="0 0 21600 21600" draw:type="rectangle" draw:enhanced-path="M 0 0 L 21600 0 21600 21600 0 21600 0 0 Z N"/>
        </draw:custom-shape>
        <draw:frame draw:style-name="gr4" draw:layer="layout" svg:width="2.013cm" svg:height="0.962cm" svg:x="6cm" svg:y="3cm">
          <draw:text-box>
            <text:p text:style-name="P5">Local</text:p>
          </draw:text-box>
        </draw:frame>
        <draw:frame draw:style-name="gr4" draw:layer="layout" svg:width="2.72cm" svg:height="0.962cm" svg:x="12.5cm" svg:y="3cm">
          <draw:text-box>
            <text:p text:style-name="P5">Remote</text:p>
          </draw:text-box>
        </draw:frame>
        <draw:frame draw:style-name="gr4" draw:layer="layout" svg:width="2.301cm" svg:height="0.962cm" svg:x="18cm" svg:y="3.038cm">
          <draw:text-box>
            <text:p text:style-name="P5">Status</text:p>
          </draw:text-box>
        </draw:frame>
        <draw:frame draw:style-name="gr4" draw:layer="layout" svg:width="3.499cm" svg:height="0.962cm" svg:x="18cm" svg:y="9.538cm">
          <draw:text-box>
            <text:p text:style-name="P5">VU meters</text:p>
          </draw:text-box>
        </draw:frame>
        <draw:custom-shape draw:style-name="gr3" draw:text-style-name="P1" draw:layer="layout" svg:width="18.5cm" svg:height="4.5cm" svg:x="4cm" svg:y="12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4.5cm" svg:y="11.1cm">
          <text:p text:style-name="P4">Contac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2.5cm" svg:x="5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0cm" svg:y="15cm">
          <text:p text:style-name="P4">Ed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6.5cm" svg:y="15cm">
          <text:p text:style-name="P4">-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5cm" svg:y="15cm">
          <text:p text:style-name="P4">+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8.5cm" svg:y="11cm">
          <text:p text:style-name="P4">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cm" svg:y="9cm">
          <text:p text:style-name="P4">Fullscre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4cm" svg:x="15cm" svg:y="12.5cm">
          <text:p text:style-name="P2">Bandwidth: 10Mbps</text:p>
          <text:p text:style-name="P2">Duration: 10s</text:p>
          <text:p text:style-name="P2">Mode : bid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-1cm" svg:height="-1cm" svg:x="16cm" svg:y="13.5cm">
          <text:p text:style-name="P5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cm" svg:height="1cm" svg:x="20cm" svg:y="15.5cm">
          <text:p text:style-name="P4">Do i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8.5cm" svg:y="15.5cm">
          <text:p text:style-name="P4">Tex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7cm" svg:y="15.5cm">
          <text:p text:style-name="P4">MT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cm" svg:x="15.5cm" svg:y="15.5cm">
          <text:p text:style-name="P4">ping</text:p>
          <draw:enhanced-geometry svg:viewBox="0 0 21600 21600" draw:type="rectangle" draw:enhanced-path="M 0 0 L 21600 0 21600 21600 0 21600 0 0 Z N"/>
        </draw:custom-shape>
        <draw:frame draw:style-name="gr4" draw:layer="layout" svg:width="7.656cm" svg:height="0.962cm" svg:x="4.513cm" svg:y="1.5cm">
          <draw:text-box>
            <text:p text:style-name="P5">Scenic GUI milestone 0.8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isplay" style:family="graphic" style:parent-style-name="standard">
      <style:graphic-properties draw:fill-color="#000000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2-18T18:10:27</meta:creation-date>
    <dc:creator>aalex</dc:creator>
    <dc:date>2010-02-18T18:25:40</dc:date>
    <meta:editing-cycles>8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